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3000000524DE4E6D2.png" manifest:media-type="image/png"/>
  <manifest:file-entry manifest:full-path="Pictures/100000010000083000000BFCB7658E1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1.25cm" loext:decorative="false"/>
    </style:style>
    <style:style style:name="gr3" style:family="graphic" style:parent-style-name="standard">
      <style:graphic-properties draw:fill="none" loext:fill-use-slide-background="false" draw:textarea-vertical-align="middle" draw:auto-grow-height="false" fo:min-height="0.446cm" fo:min-width="3.204cm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1.75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5cm" fo:min-width="3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2cm" fo:min-width="10.5cm" loext:decorative="false"/>
    </style:style>
    <style:style style:name="gr7" style:family="graphic" style:parent-style-name="standard">
      <style:graphic-properties draw:fill="none" loext:fill-use-slide-background="false" draw:textarea-vertical-align="middle" draw:auto-grow-height="false" fo:min-height="0.676cm" fo:min-width="5.75cm" loext:decorative="false"/>
      <style:paragraph-properties style:writing-mode="lr-tb"/>
    </style:style>
    <style:style style:name="gr8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2a6099" draw:marker-end="Extrémités_20_de_20_flèche_20_1" draw:marker-end-width="0.3cm" draw:fill="none" draw:textarea-vertical-align="middle" loext:decorative="false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1pt"/>
    </style:style>
    <style:style style:name="P4" style:family="paragraph">
      <loext:graphic-properties draw:fill="none"/>
      <style:paragraph-properties fo:text-align="center"/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23cm" svg:height="27.699cm" svg:x="1.077cm" svg:y="1cm">
          <draw:image xlink:href="Pictures/100000010000083000000BFCB7658E1C.png" xlink:type="simple" xlink:show="embed" xlink:actuate="onLoad" draw:mime-type="image/png">
            <text:p/>
          </draw:image>
        </draw:frame>
        <draw:custom-shape draw:style-name="gr2" draw:text-style-name="P2" draw:layer="layout" svg:width="1.75cm" svg:height="0.5cm" svg:x="1.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0.75cm" svg:x="5.25cm" svg:y="1cm">
          <text:p text:style-name="P3">Not detailled here</text:p>
          <draw:enhanced-geometry svg:viewBox="0 0 21600 21600" draw:text-areas="800 800 20800 20800" draw:mirror-horizontal="false" draw:mirror-vertical="false" draw:type="round-rectangular-callout" draw:modifiers="-10770.3074231442 29825.8322237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4" draw:text-style-name="P2" draw:layer="layout" svg:width="2.25cm" svg:height="0.5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0.75cm" svg:x="4.5cm" svg:y="16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cm" svg:height="2.25cm" svg:x="2cm" svg:y="4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75cm" svg:height="1cm" svg:x="10.5cm" svg:y="3.25cm">
          <text:p text:style-name="P3">Not all the environment variables used are shown here</text:p>
          <draw:enhanced-geometry svg:viewBox="0 0 21600 21600" draw:text-areas="800 800 20800 20800" draw:mirror-horizontal="false" draw:mirror-vertical="false" draw:type="round-rectangular-callout" draw:modifiers="3397.89660790994 32065.5344655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" draw:text-style-name="P1" draw:layer="layout" svg:width="6.005cm" svg:height="2.168cm" svg:x="13.25cm" svg:y="7.832cm">
          <draw:image xlink:href="Pictures/10000001000000E3000000524DE4E6D2.png" xlink:type="simple" xlink:show="embed" xlink:actuate="onLoad" draw:mime-type="image/png">
            <text:p/>
          </draw:image>
        </draw:frame>
        <draw:line draw:style-name="gr8" draw:text-style-name="P2" draw:layer="layout" svg:x1="11.25cm" svg:y1="5.75cm" svg:x2="14cm" svg:y2="7.75cm">
          <text:p/>
        </draw:line>
        <draw:line draw:style-name="gr8" draw:text-style-name="P2" draw:layer="layout" svg:x1="11.5cm" svg:y1="21cm" svg:x2="15.25cm" svg:y2="10cm">
          <text:p/>
        </draw:line>
        <draw:line draw:style-name="gr9" draw:text-style-name="P2" draw:layer="layout" svg:x1="4.75cm" svg:y1="10.25cm" svg:x2="7.75cm" svg:y2="16.75cm">
          <text:p/>
        </draw:line>
        <draw:custom-shape draw:style-name="gr5" draw:text-style-name="P2" draw:layer="layout" svg:width="3.5cm" svg:height="0.75cm" svg:x="5.7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cm" svg:height="0.5cm" svg:x="2.25cm" svg:y="22.6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cm" svg:y1="21.75cm" svg:x2="4.75cm" svg:y2="22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2-23T16:47:09.030000000</meta:creation-date>
    <dc:date>2025-12-26T11:14:18.902125800</dc:date>
    <meta:editing-duration>PT3H23M9S</meta:editing-duration>
    <meta:editing-cycles>14</meta:editing-cycles>
    <meta:generator>LibreOffice/25.8.3.2$Windows_X86_64 LibreOffice_project/8ca8d55c161d602844f5428fa4b58097424e324e</meta:generator>
    <meta:document-statistic meta:object-count="14"/>
  </office:meta>
</office:document-meta>
</file>